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Standard">
      <style:text-properties officeooo:rsid="0005758e" officeooo:paragraph-rsid="0005758e"/>
    </style:style>
    <style:style style:name="T1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ма: Цели , задачи и методы исследования программного кода.</text:p>
      <text:p text:style-name="P1">Цель: Глубже осмыслить Аспекты , связанные с целями, задачами и методами программного</text:p>
      <text:p text:style-name="P1">кода</text:p>
      <text:p text:style-name="P1"><text:span text:style-name="T1">1. Каковы основные цели анализа программного кода?</text:span><text:line-break/>– Выявление ошибок, повышение производительности, обеспечение безопасности, улучшение читаемости и поддерживаемости кода.<text:line-break/><text:span text:style-name="T1">2. Почему исследование программного кода является важным этапом его разработки?</text:span><text:line-break/>– Оно позволяет обнаружить дефекты до выпуска, снизить затраты на поддержку и обеспечить высокое качество программного продукта.<text:line-break/><text:span text:style-name="T1">3. Какие результаты могут быть достигнуты благодаря исследованию программного кода?</text:span><text:line-break/>– Улучшение архитектуры, сокращение технического долга, уменьшение числа багов, повышение производительности и безопасности.<text:line-break/><text:span text:style-name="T1">4. Как исследование кода помогает улучшить качество программного обеспечения?</text:span><text:line-break/>– Через выявление антипаттернов, дублирования, уязвимостей и других проблем, влияющих на надежность и удобство сопровождения.<text:line-break/><text:span text:style-name="T1">5. Какие долгосрочные цели могут быть связаны с анализом программного кода?</text:span><text:line-break/>– Повышение устойчивости проекта, упрощение масштабирования, снижение стоимости сопровождения, обеспечение соответствия стандартам.<text:line-break/><text:span text:style-name="T1">6. Какие задачи решает статический анализ программного кода?</text:span><text:line-break/>– Обнаружение синтаксических и логических ошибок, проверка на соответствие стандартам кодирования, анализ зависимостей, поиск уязвимостей.<text:line-break/><text:span text:style-name="T1">7. Каковы задачи динамического анализа программного обеспечения?</text:span><text:line-break/>– Оценка поведения кода при выполнении, выявление утечек памяти, сбоев во времени исполнения, проверка покрытия тестами.<text:line-break/><text:span text:style-name="T1">8. Чем отличаются задачи рефакторинга кода от задач его тестирования?</text:span><text:line-break/>– Рефакторинг улучшает структуру кода без изменения его поведения, а тестирование проверяет правильность и стабильность функционала.<text:line-break/><text:span text:style-name="T1">9. Какие аспекты документирования кода следует учитывать при исследовании?</text:span><text:line-break/>– Актуальность, полнота, ясность комментариев, наличие описаний API и архитектуры, автоматическая генерация документации.<text:line-break/><text:span text:style-name="T1">10. Как провести анализ производительности кода в рамках его исследования?</text:span><text:line-break/>– С использованием профилировщиков (например, perf, JProfiler, VTune), замеров времени выполнения и анализа использования ресурсов.<text:line-break/><text:span text:style-name="T1">11. Какие методы существуют для статического анализа программного кода?</text:span><text:line-break/>– Проверка стиля, лексический и синтаксический анализ, построение графа потока управления, анализ данных и зависимостей.<text:line-break/><text:span text:style-name="T1">12. Какова роль тестирования в исследовании программного обеспечения?</text:span><text:line-break/>– Тестирование подтверждает корректность работы кода, помогает выявить ошибки и определить покрытие функциональности.<text:line-break/><text:span text:style-name="T1">13. Какие инструменты используют для выполнения динамического анализа программного кода?</text:span><text:line-break/>– Valgrind, gprof, JMeter, Dynatrace, AppDynamics, <text:a xlink:type="simple" xlink:href="https://web.telegram.org/a/Coverage.py" text:style-name="Internet_20_link" text:visited-style-name="Visited_20_Internet_20_Link">Coverage.py</text:a>, .NET Profiler и другие.<text:line-break/><text:span text:style-name="T1">14. Как метод код-ревью может быть применен в исследовании программного кода?</text:span><text:line-break/>– Обеспечивает дополнительную проверку качества кода, способствует обучению команды, помогает выявить потенциальные дефекты.<text:line-break/><text:span text:style-name="T1">15. Что такое автоматизированные инструменты анализа кода и какие их преимущества?</text:span><text:line-break/>– Это программы, автоматически анализирующие код на наличие ошибок и нарушений. Преимущества: скорость, масштабируемость, повторяемость.<text:line-break/><text:soft-page-break/><text:span text:style-name="T1">16. Какие проблемы могут возникнуть при исследовании программного кода?</text:span><text:line-break/>– Низкое качество исходного кода, нехватка документации, сложность унаследованных систем, ложные срабатывания инструментов.<text:line-break/><text:span text:style-name="T1">17. Как справляться с техническим долгом в процессе анализа кода?</text:span><text:line-break/>– Через приоритизацию задач, внедрение непрерывного анализа, регулярный рефакторинг, автоматизацию контроля качества.<text:line-break/><text:span text:style-name="T1">18. Какие трудности могут возникнуть при интерпретации результатов анализа?</text:span><text:line-break/>– Ложноположительные результаты, неоднозначные метрики, разночтения в стандартах и слабая визуализация данных.<text:line-break/><text:span text:style-name="T1">19. Как обеспечить безопасность при проведении исследований программного кода?</text:span><text:line-break/>– Использовать защищённые среды, не запускать непроверенный код, соблюдать политики доступа и использовать специализированные инструменты (например, SAST/DAST).<text:line-break/><text:span text:style-name="T1">20. В чем заключается важность использования учёта метрик кода?</text:span><text:line-break/>– Метрики позволяют объективно оценивать качество, отслеживать динамику изменений, принимать решения о рефакторинге.<text:line-break/><text:span text:style-name="T1">21. Как составить стратегию для исследования программного кода?</text:span><text:line-break/>– Определить цели, выбрать методы и инструменты, разработать план анализа, установить метрики и частоту проверок, вовлечь команду.<text:line-break/><text:span text:style-name="T1">22. Какие метрики кода наиболее полезны при анализе его качества?</text:span><text:line-break/>– Уровень покрытия тестами, сложность кода (цикломатическая), плотность дефектов, количество дублируемого кода, технический долг.<text:line-break/><text:span text:style-name="T1">23. Как проводить анализ кода в условиях Agile-методологий?</text:span><text:line-break/>– Интегрировать анализ в CI/CD, проводить код-ревью на каждом pull request, использовать линтеры и тесты на этапе сборки.<text:line-break/><text:span text:style-name="T1">24. Как учитывать пользовательский опыт (UX) в исследовании программного кода?</text:span><text:line-break/>– Анализировать влияние архитектурных решений на производительность и отзывчивость интерфейса, учитывать время отклика и стабильность.<text:line-break/><text:span text:style-name="T1">25. Какие навыки и знания необходимы для эффективного исследования программного кода?</text:span><text:line-break/>– Знание принципов ООП, паттернов, опыт в тестировании, понимание архитектуры, владение инструментами анализа, опыт работы с метриками.<text:line-break/><text:span text:style-name="T1">26. Какие примеры успешного анализа программного кода можно привести?</text:span><text:line-break/>– Внедрение линтеров в GitHub, устранение уязвимостей в OpenSSL (Heartbleed), оптимизация ядра Linux, масштабирование Facebook Messenger.<text:line-break/><text:span text:style-name="T1">27. Как анализ программного кода может повлиять на процесс разработки продукта?</text:span><text:line-break/>– Снижает время отладки, улучшает архитектуру, ускоряет выпуск релизов, делает код более понятным и адаптируемым.<text:line-break/><text:span text:style-name="T1">28. В каких случаях стоит применять метод анализа кода к унаследованному ПО?</text:span><text:line-break/>– При его модернизации, миграции, обнаружении ошибок, подготовке к расширению функционала или интеграции.<text:line-break/><text:span text:style-name="T1">29. Как применение современных технологий, таких как машинное обучение, может улучшить анализ кода?</text:span><text:line-break/>– Автоматическое выявление багов, предсказание технического долга, генерация рекомендаций по улучшению архитектуры.<text:line-break/><text:span text:style-name="T1">30. Какие тенденции в исследовании программного кода наблюдаются на сегодняшний день?</text:span><text:line-break/>– Рост использования ИИ для анализа кода, интеграция анализа в CI/CD, усиление внимания к безопасности и этическому программированию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0:08:25.547086753</meta:creation-date>
    <dc:date>2025-06-03T10:30:48.836076602</dc:date>
    <meta:editing-duration>PT22M23S</meta:editing-duration>
    <meta:editing-cycles>1</meta:editing-cycles>
    <meta:generator>LibreOffice/7.6.4.1$Linux_X86_64 LibreOffice_project/60$Build-1</meta:generator>
    <meta:document-statistic meta:table-count="0" meta:image-count="0" meta:object-count="0" meta:page-count="2" meta:paragraph-count="4" meta:word-count="714" meta:character-count="6144" meta:non-whitespace-character-count="5403"/>
  </office:meta>
</office:document-meta>
</file>